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lviaPIDData" table:style-name="ta1">
        <table:shapes>
          <draw:frame draw:z-index="0" draw:style-name="gr1" draw:text-style-name="P1" svg:width="159.99mm" svg:height="89.99mm" svg:x="-0.04mm" svg:y="14.81mm">
            <loext:p draw:notify-on-update-of-ranges="silviaPIDData.A2:silviaPIDData.A2000 silviaPIDData.B2:silviaPIDData.B20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 table:number-rows-repeated="552">
          <table:table-cell table:number-columns-repeated="6"/>
        </table:table-row>
        <table:table-row table:style-name="ro1">
          <table:table-cell table:number-columns-repeated="3"/>
          <table:table-cell office:value-type="float" office:value="554354" calcext:value-type="float">
            <text:p>554354</text:p>
          </table:table-cell>
          <table:table-cell office:value-type="float" office:value="395355" calcext:value-type="float">
            <text:p>395355</text:p>
          </table:table-cell>
          <table:table-cell table:formula="of:=([.D553]--[.E553])/1000" office:value-type="float" office:value="949.709" calcext:value-type="float">
            <text:p>949.709</text:p>
          </table:table-cell>
        </table:table-row>
        <table:table-row table:style-name="ro1" table:number-rows-repeated="499">
          <table:table-cell table:number-columns-repeated="6"/>
        </table:table-row>
        <table:table-row table:style-name="ro1">
          <table:table-cell table:number-columns-repeated="3"/>
          <table:table-cell office:value-type="float" office:value="1055355" calcext:value-type="float">
            <text:p>1055355</text:p>
          </table:table-cell>
          <table:table-cell office:value-type="float" office:value="1182354" calcext:value-type="float">
            <text:p>1182354</text:p>
          </table:table-cell>
          <table:table-cell table:formula="of:=[.E1053]-[.D1053]" office:value-type="float" office:value="126999" calcext:value-type="float">
            <text:p>126999</text:p>
          </table:table-cell>
        </table:table-row>
        <table:table-row table:style-name="ro1" table:number-rows-repeated="126">
          <table:table-cell table:number-columns-repeated="6"/>
        </table:table-row>
        <table:table-row table:style-name="ro1">
          <table:table-cell table:number-columns-repeated="3"/>
          <table:table-cell office:value-type="float" office:value="1182354" calcext:value-type="float">
            <text:p>118235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decimal-places="0" loext:min-decimal-places="0" number:min-integer-digits="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9T01:29:47.435933393</dc:date>
    <meta:editing-duration>PT42S</meta:editing-duration>
    <meta:editing-cycles>1</meta:editing-cycles>
    <meta:document-statistic meta:table-count="1" meta:cell-count="7" meta:object-count="1"/>
    <meta:generator>LibreOffice/5.1.6.2$Linux_X86_64 LibreOffice_project/10m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9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10" chart:maximum="1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96cm" svg:y="0.316cm" chart:style-name="ch2">
          <text:p>Silvia PID Temperature Response</text:p>
        </chart:title>
        <chart:plot-area chart:style-name="ch3" table:cell-range-address="silviaPIDData.A2:silviaPIDData.B2000" svg:x="1.331cm" svg:y="1.275cm" svg:width="14.349cm" svg:height="6.564cm">
          <chartooo:coordinate-region svg:x="2.138cm" svg:y="1.474cm" svg:width="13.355cm" svg:height="5.718cm"/>
          <chart:axis chart:dimension="x" chart:name="primary-x" chart:style-name="ch4">
            <chart:title svg:x="6.926cm" svg:y="8.019cm" chart:style-name="ch5">
              <text:p>Time Since Start (ms)</text:p>
            </chart:title>
          </chart:axis>
          <chart:axis chart:dimension="y" chart:name="primary-y" chart:style-name="ch6">
            <chart:title svg:x="0.451cm" svg:y="5.778cm" chart:style-name="ch7">
              <text:p>Temperature (C)</text:p>
            </chart:title>
            <chart:grid chart:style-name="ch8" chart:class="major"/>
          </chart:axis>
          <chart:series chart:style-name="ch9" chart:values-cell-range-address="silviaPIDData.B2:silviaPIDData.B2000" chart:class="chart:scatter">
            <chart:domain table:cell-range-address="silviaPIDData.A2:silviaPIDData.A2000"/>
            <chart:data-point chart:repeated="19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ilviaPIDData.A2:silviaPIDData.A2000</svg:desc>
                </draw:g>
              </table:table-cell>
              <table:table-cell office:value-type="float" office:value="NaN">
                <text:p>NaN</text:p>
                <draw:g>
                  <svg:desc>silviaPIDData.B2:silviaPIDData.B2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